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irst_20_Sheet">
      <style:table-properties table:display="true" style:writing-mode="lr-tb"/>
    </style:style>
    <style:style style:name="ta2" style:family="table" style:master-page-name="PageStyle_5f_Sheet_20_Number_20_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rst 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est spread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nd row</text:p>
          </table:table-cell>
          <table:table-cell office:value-type="string" calcext:value-type="string">
            <text:p>2nd row 2nd colum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is one is red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 Number 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tart of 2nd 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2 row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'm in bold blue, on a yellow backgrou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b=1</text:p>
          </table:table-cell>
          <table:table-cell office:value-type="string" calcext:value-type="string">
            <text:p>cb=10</text:p>
          </table:table-cell>
          <table:table-cell office:value-type="string" calcext:value-type="string">
            <text:p>cb=2</text:p>
          </table:table-cell>
          <table:table-cell office:value-type="string" calcext:value-type="string">
            <text:p>cb=su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A7:.C7])" office:value-type="float" office:value="13" calcext:value-type="float">
            <text:p>13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st_20_Sheet" style:display-name="PageStyle_Firs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Number_20_2" style:display-name="PageStyle_Sheet Numb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Spreadsheet</dc:title>
    <dc:subject>Spreadsheet for testing</dc:subject>
    <meta:initial-creator>Nick Burch</meta:initial-creator>
    <meta:keyword>Testing</meta:keyword>
    <meta:keyword>Sample</meta:keyword>
    <meta:keyword>Formulas</meta:keyword>
    <dc:description>This is a sample spreadsheet, for use when testing things</dc:description>
    <dc:creator>Nick Burch</dc:creator>
    <meta:creation-date>2008-01-04T11:51:36</meta:creation-date>
    <dc:date>2008-01-04T11:55:20</dc:date>
    <meta:generator>LibreOffice/4.2.8.2$Linux_X86_64 LibreOffice_project/420m0$Build-2</meta:generator>
    <meta:document-statistic meta:table-count="3" meta:cell-count="1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